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393cm"/>
    </style:style>
    <style:style style:name="co3" style:family="table-column">
      <style:table-column-properties fo:break-before="auto" style:column-width="5.726cm"/>
    </style:style>
    <style:style style:name="co4" style:family="table-column">
      <style:table-column-properties fo:break-before="auto" style:column-width="16.233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626cm"/>
    </style:style>
    <style:style style:name="co8" style:family="table-column">
      <style:table-column-properties fo:break-before="auto" style:column-width="2.743cm"/>
    </style:style>
    <style:style style:name="co9" style:family="table-column">
      <style:table-column-properties fo:break-before="auto" style:column-width="5.001cm"/>
    </style:style>
    <style:style style:name="co10" style:family="table-column">
      <style:table-column-properties fo:break-before="auto" style:column-width="4.00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0"/>
    <style:style style:name="ce8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style:font-size-asian="11pt" style:font-size-complex="11pt"/>
    </style:style>
    <style:style style:name="ce9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5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6" table:default-cell-style-name="ce2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NameAbbrev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Year</text:p>
          </table:table-cell>
          <table:table-cell table:style-name="ce4" office:value-type="string">
            <text:p>Month</text:p>
          </table:table-cell>
          <table:table-cell table:style-name="ce1" office:value-type="string">
            <text:p>MonthName</text:p>
          </table:table-cell>
          <table:table-cell table:style-name="ce1" office:value-type="string">
            <text:p>Tag</text:p>
          </table:table-cell>
          <table:table-cell table:style-name="ce1" office:value-type="string">
            <text:p>HTMLPage</text:p>
          </table:table-cell>
          <table:table-cell table:style-name="ce1" office:value-type="string">
            <text:p>Empty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Before I Forget</text:p>
          </table:table-cell>
          <table:table-cell table:formula="of:=[.A2]" office:value-type="string" office:string-value="Before I Forget">
            <text:p>Before I Forget</text:p>
          </table:table-cell>
          <table:table-cell office:value-type="string">
            <text:p>Debut game from 3-Fold Games. Short first-person narrative exploration about a woman suffering with dementia.</text:p>
          </table:table-cell>
          <table:table-cell office:value-type="float" office:value="2020">
            <text:p>2020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Game</text:p>
          </table:table-cell>
          <table:table-cell table:style-name="Default" office:value-type="string">
            <text:p>202006BeforeIForge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If Found</text:p>
          </table:table-cell>
          <table:table-cell table:formula="of:=[.A3]" office:value-type="string" office:string-value="If Found">
            <text:p>If Found</text:p>
          </table:table-cell>
          <table:table-cell office:value-type="string">
            <text:p>A game by Dreamfeel, which I did a little bit of art for.</text:p>
          </table:table-cell>
          <table:table-cell office:value-type="float" office:value="2020">
            <text:p>2020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 office:value-type="string">
            <text:p>202005IfFound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elescope</text:p>
          </table:table-cell>
          <table:table-cell table:formula="of:=[.A4]" office:value-type="string" office:string-value="Telescope">
            <text:p>Telescope</text:p>
          </table:table-cell>
          <table:table-cell office:value-type="string">
            <text:p>A game about moving through recursive landscapes.</text:p>
          </table:table-cell>
          <table:table-cell office:value-type="float" office:value="2020">
            <text:p>2020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 office:value-type="string">
            <text:p>202004Telescop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Kissy Kissy</text:p>
          </table:table-cell>
          <table:table-cell table:formula="of:=[.A5]" office:value-type="string" office:string-value="Kissy Kissy">
            <text:p>Kissy Kissy</text:p>
          </table:table-cell>
          <table:table-cell office:value-type="string">
            <text:p>A game by Pretty Digital, which I contributed coding and game design to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Game</text:p>
          </table:table-cell>
          <table:table-cell table:style-name="Default" office:value-type="string">
            <text:p>202003KissyKis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Tower Defense</text:p>
          </table:table-cell>
          <table:table-cell table:formula="of:=[.A6]" office:value-type="string" office:string-value="Tower Defense">
            <text:p>Tower Defense</text:p>
          </table:table-cell>
          <table:table-cell office:value-type="string">
            <text:p>A non-combative tower defense game, about growing a garden.</text:p>
          </table:table-cell>
          <table:table-cell office:value-type="float" office:value="2020">
            <text:p>2020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 office:value-type="string">
            <text:p>202003TowerDefens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Splodge</text:p>
          </table:table-cell>
          <table:table-cell table:formula="of:=[.A7]" office:value-type="string" office:string-value="Splodge">
            <text:p>Splodge</text:p>
          </table:table-cell>
          <table:table-cell office:value-type="string">
            <text:p>A claymation game about mending broken objects, made during Global Game Jam 2020.</text:p>
          </table:table-cell>
          <table:table-cell office:value-type="float" office:value="2020">
            <text:p>2020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 office:value-type="string">
            <text:p>202001Splodge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Autumn Light</text:p>
          </table:table-cell>
          <table:table-cell table:formula="of:=[.A8]" office:value-type="string" office:string-value="Autumn Light">
            <text:p>Autumn Light</text:p>
          </table:table-cell>
          <table:table-cell office:value-type="string">
            <text:p>A game created for the Meditations project. It is an unusually warm evening for October...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AutumnLight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Bath Spa University: Guest Lecturing</text:p>
          </table:table-cell>
          <table:table-cell office:value-type="string">
            <text:p>Bath Spa Lecturing</text:p>
          </table:table-cell>
          <table:table-cell office:value-type="string">
            <text:p>I gave a series of guest lectures on level design, character design and prototyping at Bath Spa Universit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Talk</text:p>
          </table:table-cell>
          <table:table-cell table:style-name="Default" office:value-type="string">
            <text:p>201910BathLecturing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Bath University Workshop: Bitsy</text:p>
          </table:table-cell>
          <table:table-cell office:value-type="string">
            <text:p>Bath Uni: Bitsy</text:p>
          </table:table-cell>
          <table:table-cell office:value-type="string">
            <text:p>A workshop at Bath University on using Bitsy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 office:value-type="string">
            <text:p>201910BathBitsy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Click Drip</text:p>
          </table:table-cell>
          <table:table-cell table:formula="of:=[.A11]" office:value-type="string" office:string-value="Click Drip">
            <text:p>Click Drip</text:p>
          </table:table-cell>
          <table:table-cell office:value-type="string">
            <text:p>An educational game created at Fuse Jam 3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 office:value-type="string">
            <text:p>201910ClickDrip</text:p>
          </table:table-cell>
          <table:table-cell table:style-name="ce3" table:number-columns-repeated="1016"/>
        </table:table-row>
        <table:table-row table:style-name="ro2">
          <table:table-cell office:value-type="string">
            <text:p>Dark</text:p>
          </table:table-cell>
          <table:table-cell table:formula="of:=[.A12]" office:value-type="string" office:string-value="Dark">
            <text:p>Dark</text:p>
          </table:table-cell>
          <table:table-cell office:value-type="string">
            <text:p>A walking game with a black and white art style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use Jam #03 Maps &amp; Memories</text:p>
          </table:table-cell>
          <table:table-cell office:value-type="string">
            <text:p>Fuse Jam #03</text:p>
          </table:table-cell>
          <table:table-cell office:value-type="string">
            <text:p>A game jam with a physical meetup in Bristol.</text:p>
          </table:table-cell>
          <table:table-cell office:value-type="float" office:value="2019">
            <text:p>2019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Panel: Level Design Mysteries</text:p>
          </table:table-cell>
          <table:table-cell office:value-type="string">
            <text:p>EGX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Oxford and London Interactive Fiction Meetup Workshop: Bitsy</text:p>
          </table:table-cell>
          <table:table-cell office:value-type="string">
            <text:p>IF Meetup Bitsy Workshop</text:p>
          </table:table-cell>
          <table:table-cell office:value-type="string">
            <text:p>A workshop at the Oxford and London Interactive Fiction Meetup on using Bitsy.</text:p>
          </table:table-cell>
          <table:table-cell office:value-type="float" office:value="2019">
            <text:p>2019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Feral Vector Workshop: Marmalade</text:p>
          </table:table-cell>
          <table:table-cell office:value-type="string">
            <text:p>Feral Vector: Marmalade</text:p>
          </table:table-cell>
          <table:table-cell office:value-type="string">
            <text:p>A workshop at feral Vector games festival about making spherical games on oranges.</text:p>
          </table:table-cell>
          <table:table-cell office:value-type="float" office:value="2019">
            <text:p>2019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Arcadia Talk: Small Tools and Personal Games</text:p>
          </table:table-cell>
          <table:table-cell office:value-type="string">
            <text:p>Arcadia: Small Tools</text:p>
          </table:table-cell>
          <table:table-cell office:value-type="string">
            <text:p>A short talk at Arcadia, Dundee titled Small Tools and Personal Gam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Level Design Podcast</text:p>
          </table:table-cell>
          <table:table-cell table:formula="of:=[.A18]" office:value-type="string" office:string-value="Level Design Podcast">
            <text:p>Level Design Podcast</text:p>
          </table:table-cell>
          <table:table-cell office:value-type="string">
            <text:p>A podcast about level design, hosted by Mark Drew, which I was a guest on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Spellgarden</text:p>
          </table:table-cell>
          <table:table-cell table:formula="of:=[.A19]" office:value-type="string" office:string-value="Spellgarden">
            <text:p>Spellgarden</text:p>
          </table:table-cell>
          <table:table-cell office:value-type="string">
            <text:p>A board game about growing plants across different timescales.</text:p>
          </table:table-cell>
          <table:table-cell office:value-type="float" office:value="2019">
            <text:p>2019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Cave</text:p>
          </table:table-cell>
          <table:table-cell table:formula="of:=[.A20]" office:value-type="string" office:string-value="Cave">
            <text:p>Cave</text:p>
          </table:table-cell>
          <table:table-cell office:value-type="string">
            <text:p>A bitsy game inspired by The Tombs of Atuan by Ursula K. Le Guin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EGX Rezzed Panel: Level Design Mysteries</text:p>
          </table:table-cell>
          <table:table-cell office:value-type="string">
            <text:p>Rezzed: Level Design Mysteries</text:p>
          </table:table-cell>
          <table:table-cell office:value-type="string">
            <text:p>A panel about level design, hosted by Mark Drew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office:value-type="string">
            <text:p>Pixels and Prosecco Talk: Small Tools and Personal Games</text:p>
          </table:table-cell>
          <table:table-cell office:value-type="string">
            <text:p>Pixels and Prosecco: Small Tools</text:p>
          </table:table-cell>
          <table:table-cell office:value-type="string">
            <text:p>A talk at Pixels and Prosecco, Brighton on using small tools to make small games.</text:p>
          </table:table-cell>
          <table:table-cell office:value-type="float" office:value="2019">
            <text:p>2019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Bath Spa University Game Jam</text:p>
          </table:table-cell>
          <table:table-cell office:value-type="string">
            <text:p>Bath Spa Uni: Game Jam</text:p>
          </table:table-cell>
          <table:table-cell office:value-type="string">
            <text:p>A game jam for students at Bath Spa University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The Play Machine</text:p>
          </table:table-cell>
          <table:table-cell table:formula="of:=[.A24]" office:value-type="string" office:string-value="The Play Machine">
            <text:p>The Play Machine</text:p>
          </table:table-cell>
          <table:table-cell office:value-type="string">
            <text:p>A game about idea generation and mental blocks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Windrush Tales</text:p>
          </table:table-cell>
          <table:table-cell table:formula="of:=[.A25]" office:value-type="string" office:string-value="Windrush Tales">
            <text:p>Windrush Tales</text:p>
          </table:table-cell>
          <table:table-cell office:value-type="string">
            <text:p>A narrative game about experiences of people from the Windrush generation, which I am contributing programming to.</text:p>
          </table:table-cell>
          <table:table-cell office:value-type="float" office:value="2019">
            <text:p>2019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V&amp;A Video Games Workshop: Planet Raphael</text:p>
          </table:table-cell>
          <table:table-cell office:value-type="string">
            <text:p>V&amp;A: Planet Raphael</text:p>
          </table:table-cell>
          <table:table-cell office:value-type="string">
            <text:p>A workshop for visitors at the V&amp;A museum London about creating collaborative worlds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Spellbound</text:p>
          </table:table-cell>
          <table:table-cell table:formula="of:=[.A27]" office:value-type="string" office:string-value="Spellbound">
            <text:p>Spellbound</text:p>
          </table:table-cell>
          <table:table-cell office:value-type="string">
            <text:p>A game about discovering creatures and plants in a shifting world.</text:p>
          </table:table-cell>
          <table:table-cell office:value-type="float" office:value="2019">
            <text:p>2019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Prototyp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Grrrl Games Code Club</text:p>
          </table:table-cell>
          <table:table-cell table:formula="of:=[.A28]" office:value-type="string" office:string-value="Grrrl Games Code Club">
            <text:p>Grrrl Games Code Club</text:p>
          </table:table-cell>
          <table:table-cell office:value-type="string">
            <text:p>A series of workshops for girls making games, which I assisted and taught at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Event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Orbit</text:p>
          </table:table-cell>
          <table:table-cell table:formula="of:=[.A29]" office:value-type="string" office:string-value="Orbit">
            <text:p>Orbit</text:p>
          </table:table-cell>
          <table:table-cell office:value-type="string">
            <text:p>A short game created for Global Game Jam 2019.</text:p>
          </table:table-cell>
          <table:table-cell office:value-type="float" office:value="2019">
            <text:p>2019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style-name="ce1" table:number-columns-repeated="1016"/>
        </table:table-row>
        <table:table-row table:style-name="ro2">
          <table:table-cell office:value-type="string">
            <text:p>Alt Play Space</text:p>
          </table:table-cell>
          <table:table-cell table:formula="of:=[.A30]" office:value-type="string" office:string-value="Alt Play Space">
            <text:p>Alt Play Space</text:p>
          </table:table-cell>
          <table:table-cell office:value-type="string">
            <text:p>A games event in Bristol showcasing locally made and small experimental gam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latter</text:p>
          </table:table-cell>
          <table:table-cell table:formula="of:=[.A31]" office:value-type="string" office:string-value="Clatter">
            <text:p>Clatter</text:p>
          </table:table-cell>
          <table:table-cell office:value-type="string">
            <text:p>A game where you move as a collection of skulls through a graveyard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tal Detective</text:p>
          </table:table-cell>
          <table:table-cell table:formula="of:=[.A32]" office:value-type="string" office:string-value="Metal Detective">
            <text:p>Metal Detective</text:p>
          </table:table-cell>
          <table:table-cell office:value-type="string">
            <text:p>A game about a robot travelling alone through a future isolated world, looking for artefacts and messages.</text:p>
          </table:table-cell>
          <table:table-cell office:value-type="float" office:value="2018">
            <text:p>2018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ura</text:p>
          </table:table-cell>
          <table:table-cell table:formula="of:=[.A33]" office:value-type="string" office:string-value="Anura">
            <text:p>Anura</text:p>
          </table:table-cell>
          <table:table-cell office:value-type="string">
            <text:p>A co-op adventure game about frogs with long sticky tongues. Photo/claymation and vocalised sfx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2 Sounds of the Emocean</text:p>
          </table:table-cell>
          <table:table-cell office:value-type="string">
            <text:p>Fuse Jam #02</text:p>
          </table:table-cell>
          <table:table-cell office:value-type="string">
            <text:p>A game jam with a physical meetup in Bristol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pring Time</text:p>
          </table:table-cell>
          <table:table-cell table:formula="of:=[.A35]" office:value-type="string" office:string-value="Spring Time">
            <text:p>Spring Time</text:p>
          </table:table-cell>
          <table:table-cell office:value-type="string">
            <text:p>A game about a spring.</text:p>
          </table:table-cell>
          <table:table-cell office:value-type="float" office:value="2018">
            <text:p>2018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office:value-type="string">
            <text:p>Pixels X Paper Zine: On Bitsy</text:p>
          </table:table-cell>
          <table:table-cell office:value-type="string">
            <text:p>Pixels x Paper Zine: On Bitsy</text:p>
          </table:table-cell>
          <table:table-cell office:value-type="string">
            <text:p>A written piece about Bitsy in the Pixels X Paper zine.</text:p>
          </table:table-cell>
          <table:table-cell office:value-type="float" office:value="2018">
            <text:p>2018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table:style-name="ce3" office:value-type="string">
            <text:p>Visual/Written</text:p>
          </table:table-cell>
          <table:table-cell table:style-name="Default" office:value-type="string">
            <text:p>201808PixelsXPaper</text:p>
          </table:table-cell>
          <table:table-cell table:number-columns-repeated="1016"/>
        </table:table-row>
        <table:table-row table:style-name="ro2">
          <table:table-cell office:value-type="string">
            <text:p>Crab Adventure 1</text:p>
          </table:table-cell>
          <table:table-cell table:formula="of:=[.A37]" office:value-type="string" office:string-value="Crab Adventure 1">
            <text:p>Crab Adventure 1</text:p>
          </table:table-cell>
          <table:table-cell office:value-type="string">
            <text:p>A game inspired by Croc about a crab under the sea.</text:p>
          </table:table-cell>
          <table:table-cell office:value-type="float" office:value="2018">
            <text:p>2018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Small Games meetup</text:p>
          </table:table-cell>
          <table:table-cell office:value-type="string">
            <text:p>Bristol Small Games</text:p>
          </table:table-cell>
          <table:table-cell office:value-type="string">
            <text:p>A semi-regular meetup in 2018 about making and playing small games using small tool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eral Vector Workshop: Flat Pack</text:p>
          </table:table-cell>
          <table:table-cell office:value-type="string">
            <text:p>Feral Vector: Flat Pack</text:p>
          </table:table-cell>
          <table:table-cell office:value-type="string">
            <text:p>A workshop at Feral Vector games festival about using Ragzoukens tool Flat Pack to make small games.</text:p>
          </table:table-cell>
          <table:table-cell office:value-type="float" office:value="2018">
            <text:p>2018</text:p>
          </table:table-cell>
          <table:table-cell office:value-type="string">
            <text:p>06</text:p>
          </table:table-cell>
          <table:table-cell table:style-name="ce8" office:value-type="string">
            <text:p>Jun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eathe In</text:p>
          </table:table-cell>
          <table:table-cell table:formula="of:=[.A40]" office:value-type="string" office:string-value="Breathe In">
            <text:p>Breathe In</text:p>
          </table:table-cell>
          <table:table-cell office:value-type="string">
            <text:p>A bitsy poem.</text:p>
          </table:table-cell>
          <table:table-cell office:value-type="float" office:value="2018">
            <text:p>2018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ow Play This Workshop: #flatgames</text:p>
          </table:table-cell>
          <table:table-cell office:value-type="string">
            <text:p>Now Play This: #flatgames</text:p>
          </table:table-cell>
          <table:table-cell office:value-type="string">
            <text:p>A workshop/jam and exhibit of flatgames at Now Play This 2018 in London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 View of the Sky</text:p>
          </table:table-cell>
          <table:table-cell table:formula="of:=[.A42]" office:value-type="string" office:string-value="A View of the Sky">
            <text:p>A View of the Sky</text:p>
          </table:table-cell>
          <table:table-cell office:value-type="string">
            <text:p>A flat game created at #flatgames at Now Play Thi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Hypertalk: Accessible Creative Expression through Small Tools</text:p>
          </table:table-cell>
          <table:table-cell office:value-type="string">
            <text:p>AMAZE Hypertalk: Small Tools</text:p>
          </table:table-cell>
          <table:table-cell office:value-type="string">
            <text:p>A 5-minute hypertalk at AMAZE festival, Berlin, about making games in small tools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Talk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MAZE Workshop: Bitsy</text:p>
          </table:table-cell>
          <table:table-cell office:value-type="string">
            <text:p>AMAZE Bitsy Workshop</text:p>
          </table:table-cell>
          <table:table-cell office:value-type="string">
            <text:p>A workshop at AMAZE festival, Berlin, on the small tool Bitsy and how to make games using it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Ovarium</text:p>
          </table:table-cell>
          <table:table-cell table:formula="of:=[.A45]" office:value-type="string" office:string-value="Ovarium">
            <text:p>Ovarium</text:p>
          </table:table-cell>
          <table:table-cell office:value-type="string">
            <text:p>A game that aimed to show an abstract representation of menstrual cycles over time.</text:p>
          </table:table-cell>
          <table:table-cell office:value-type="float" office:value="2018">
            <text:p>2018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igimakers Workshop: Bitsy</text:p>
          </table:table-cell>
          <table:table-cell office:value-type="string">
            <text:p>Digimakers Workshop: Bitsy</text:p>
          </table:table-cell>
          <table:table-cell office:value-type="string">
            <text:p>A short workshop for children at Digimakers on making games in Bitsy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e Kingdom of Fungi</text:p>
          </table:table-cell>
          <table:table-cell table:formula="of:=[.A47]" office:value-type="string" office:string-value="The Kingdom of Fungi">
            <text:p>The Kingdom of Fungi</text:p>
          </table:table-cell>
          <table:table-cell office:value-type="string">
            <text:p>A bitsy game created for the Bitsy Swap Jam.</text:p>
          </table:table-cell>
          <table:table-cell office:value-type="float" office:value="2018">
            <text:p>2018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keSend</text:p>
          </table:table-cell>
          <table:table-cell table:formula="of:=[.A48]" office:value-type="string" office:string-value="MakeSend">
            <text:p>MakeSend</text:p>
          </table:table-cell>
          <table:table-cell office:value-type="string">
            <text:p>A web game about collaborating to make small worlds, made during Global Game Jam 2018.</text:p>
          </table:table-cell>
          <table:table-cell office:value-type="float" office:value="2018">
            <text:p>2018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nowlapse</text:p>
          </table:table-cell>
          <table:table-cell table:formula="of:=[.A49]" office:value-type="string" office:string-value="Snowlapse">
            <text:p>Snowlapse</text:p>
          </table:table-cell>
          <table:table-cell office:value-type="string">
            <text:p>A bitsy game created in the Bitsy Snow Jam.</text:p>
          </table:table-cell>
          <table:table-cell office:value-type="float" office:value="2017">
            <text:p>2017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haracter Limit Reached</text:p>
          </table:table-cell>
          <table:table-cell table:formula="of:=[.A50]" office:value-type="string" office:string-value="Character Limit Reached">
            <text:p>Character Limit Reached</text:p>
          </table:table-cell>
          <table:table-cell office:value-type="string">
            <text:p>A flat game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use Jam #01 Emotions &amp; Verbs</text:p>
          </table:table-cell>
          <table:table-cell office:value-type="string">
            <text:p>Fuse Jam #01</text:p>
          </table:table-cell>
          <table:table-cell office:value-type="string">
            <text:p>A game jam with a physical meetup in Bristol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Sojourn</text:p>
          </table:table-cell>
          <table:table-cell table:formula="of:=[.A52]" office:value-type="string" office:string-value="Sojourn">
            <text:p>Sojourn</text:p>
          </table:table-cell>
          <table:table-cell office:value-type="string">
            <text:p>A bitsy game created during Fuse Jam 1.</text:p>
          </table:table-cell>
          <table:table-cell office:value-type="float" office:value="2017">
            <text:p>2017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ath Spa University Workshop: Bitsy</text:p>
          </table:table-cell>
          <table:table-cell office:value-type="string">
            <text:p>Bath Spa Uni: Bitsy</text:p>
          </table:table-cell>
          <table:table-cell office:value-type="string">
            <text:p>A workshop for Bath Spa Universitys Diversity Week on making games in Bitsy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ristol Flat Jam</text:p>
          </table:table-cell>
          <table:table-cell table:formula="of:=[.A54]" office:value-type="string" office:string-value="Bristol Flat Jam">
            <text:p>Bristol Flat Jam</text:p>
          </table:table-cell>
          <table:table-cell office:value-type="string">
            <text:p>A game jam and exhibit in Bristol about flat game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Even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Bus Friends</text:p>
          </table:table-cell>
          <table:table-cell table:formula="of:=[.A55]" office:value-type="string" office:string-value="Bus Friends">
            <text:p>Bus Friends</text:p>
          </table:table-cell>
          <table:table-cell office:value-type="string">
            <text:p>A flat game created using art by Megabus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I Carry Stories of You</text:p>
          </table:table-cell>
          <table:table-cell table:formula="of:=[.A56]" office:value-type="string" office:string-value="I Carry Stories of You">
            <text:p>I Carry Stories of You</text:p>
          </table:table-cell>
          <table:table-cell office:value-type="string">
            <text:p>A game by Eriol Fox, to which I contributed the coding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utorial</text:p>
          </table:table-cell>
          <table:table-cell table:formula="of:=[.A57]" office:value-type="string" office:string-value="Tutorial">
            <text:p>Tutorial</text:p>
          </table:table-cell>
          <table:table-cell office:value-type="string">
            <text:p>A bitsy tutorial.</text:p>
          </table:table-cell>
          <table:table-cell office:value-type="float" office:value="2017">
            <text:p>2017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at's Out of the Bag!</text:p>
          </table:table-cell>
          <table:table-cell table:formula="of:=[.A58]" office:value-type="string" office:string-value="Cat's Out of the Bag!">
            <text:p>Cat's Out of the Bag!</text:p>
          </table:table-cell>
          <table:table-cell office:value-type="string">
            <text:p>A bitsy game created in the Bitsy Secret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Limbo Train</text:p>
          </table:table-cell>
          <table:table-cell table:formula="of:=[.A59]" office:value-type="string" office:string-value="Limbo Train">
            <text:p>Limbo Train</text:p>
          </table:table-cell>
          <table:table-cell office:value-type="string">
            <text:p>A bitsy game created in the Bitsy Train Jam.</text:p>
          </table:table-cell>
          <table:table-cell office:value-type="float" office:value="2017">
            <text:p>2017</text:p>
          </table:table-cell>
          <table:table-cell office:value-type="string">
            <text:p>09</text:p>
          </table:table-cell>
          <table:table-cell table:style-name="ce8" office:value-type="string">
            <text:p>Sep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Night Witches</text:p>
          </table:table-cell>
          <table:table-cell table:formula="of:=[.A60]" office:value-type="string" office:string-value="Night Witches">
            <text:p>Night Witches</text:p>
          </table:table-cell>
          <table:table-cell office:value-type="string">
            <text:p>A 2D game where you play as Night Witches, piloting miltary planes in World War II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s System</text:p>
          </table:table-cell>
          <table:table-cell table:formula="of:=[.A61]" office:value-type="string" office:string-value="This System">
            <text:p>This System</text:p>
          </table:table-cell>
          <table:table-cell office:value-type="string">
            <text:p>A flat game made using photos of words made outside.</text:p>
          </table:table-cell>
          <table:table-cell office:value-type="float" office:value="2017">
            <text:p>2017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Untitled Unity project</text:p>
          </table:table-cell>
          <table:table-cell table:formula="of:=[.A62]" office:value-type="string" office:string-value="Untitled Unity project">
            <text:p>Untitled Unity project</text:p>
          </table:table-cell>
          <table:table-cell office:value-type="string">
            <text:p>A game jam game where a frog travels along the inside of a large sphere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isky Business</text:p>
          </table:table-cell>
          <table:table-cell table:formula="of:=[.A63]" office:value-type="string" office:string-value="Risky Business">
            <text:p>Risky Business</text:p>
          </table:table-cell>
          <table:table-cell office:value-type="string">
            <text:p>A flat game created at the Develop Game Jam 2017.</text:p>
          </table:table-cell>
          <table:table-cell office:value-type="float" office:value="2017">
            <text:p>2017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orest Walk</text:p>
          </table:table-cell>
          <table:table-cell table:formula="of:=[.A64]" office:value-type="string" office:string-value="Forest Walk">
            <text:p>Forest Walk</text:p>
          </table:table-cell>
          <table:table-cell office:value-type="string">
            <text:p>A flat game created at FlatJam Bristol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essenger Bird</text:p>
          </table:table-cell>
          <table:table-cell table:formula="of:=[.A65]" office:value-type="string" office:string-value="Messenger Bird">
            <text:p>Messenger Bird</text:p>
          </table:table-cell>
          <table:table-cell office:value-type="string">
            <text:p>A game about a bird who delivers letters.</text:p>
          </table:table-cell>
          <table:table-cell office:value-type="float" office:value="2017">
            <text:p>2017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aParala</text:p>
          </table:table-cell>
          <table:table-cell table:formula="of:=[.A66]" office:value-type="string" office:string-value="AnaParala">
            <text:p>AnaParala</text:p>
          </table:table-cell>
          <table:table-cell office:value-type="string">
            <text:p>A game about making choices and analysis paralysis.</text:p>
          </table:table-cell>
          <table:table-cell office:value-type="float" office:value="2017">
            <text:p>2017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Raijin and Fujin</text:p>
          </table:table-cell>
          <table:table-cell table:formula="of:=[.A67]" office:value-type="string" office:string-value="Raijin and Fujin">
            <text:p>Raijin and Fujin</text:p>
          </table:table-cell>
          <table:table-cell office:value-type="string">
            <text:p>A game about controlling the winds to bring water to crops. Made during Global Game Jam 2017.</text:p>
          </table:table-cell>
          <table:table-cell office:value-type="float" office:value="2017">
            <text:p>2017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Decay of Terethia: Chapter 1</text:p>
          </table:table-cell>
          <table:table-cell office:value-type="string">
            <text:p>Decay of Terethia: Chapter 1</text:p>
          </table:table-cell>
          <table:table-cell office:value-type="string">
            <text:p>An ascii game developed for Windows Console, an adventure RPG inspired by Pokemon.</text:p>
          </table:table-cell>
          <table:table-cell office:value-type="float" office:value="2016">
            <text:p>2016</text:p>
          </table:table-cell>
          <table:table-cell office:value-type="float" office:value="11">
            <text:p>11</text:p>
          </table:table-cell>
          <table:table-cell table:style-name="ce8" office:value-type="string">
            <text:p>Nov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onsumed</text:p>
          </table:table-cell>
          <table:table-cell table:formula="of:=[.A69]" office:value-type="string" office:string-value="Consumed">
            <text:p>Consumed</text:p>
          </table:table-cell>
          <table:table-cell office:value-type="string">
            <text:p>A game about eating disorders and body image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table:style-name="Default" office:value-type="string">
            <text:p>Games for Interactive Learning</text:p>
          </table:table-cell>
          <table:table-cell table:style-name="Default" office:value-type="string">
            <text:p>A talk about some of my art and prototypes, titled Games for Interactive Learning.</text:p>
          </table:table-cell>
          <table:table-cell office:value-type="float" office:value="2016">
            <text:p>2016</text:p>
          </table:table-cell>
          <table:table-cell office:value-type="string">
            <text:p>05</text:p>
          </table:table-cell>
          <table:table-cell table:style-name="ce8" office:value-type="string">
            <text:p>May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5DesignStuff</text:p>
          </table:table-cell>
          <table:table-cell table:style-name="Default" table:number-columns-repeated="1016"/>
        </table:table-row>
        <table:table-row table:style-name="ro2">
          <table:table-cell office:value-type="string">
            <text:p>Heldensagan</text:p>
          </table:table-cell>
          <table:table-cell table:formula="of:=[.A71]" office:value-type="string" office:string-value="Heldensagan">
            <text:p>Heldensagan</text:p>
          </table:table-cell>
          <table:table-cell office:value-type="string">
            <text:p>A space strategy game, inspired by Legend of Galactic Heroes.</text:p>
          </table:table-cell>
          <table:table-cell office:value-type="float" office:value="2016">
            <text:p>2016</text:p>
          </table:table-cell>
          <table:table-cell office:value-type="string">
            <text:p>03</text:p>
          </table:table-cell>
          <table:table-cell table:style-name="ce8" office:value-type="string">
            <text:p>Mar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ig: Triangular Puzzle Game</text:p>
          </table:table-cell>
          <table:table-cell office:value-type="string">
            <text:p>Trig</text:p>
          </table:table-cell>
          <table:table-cell office:value-type="string">
            <text:p>A mobile game developed by Ben Stokes, which I designed art for.</text:p>
          </table:table-cell>
          <table:table-cell office:value-type="float" office:value="2016">
            <text:p>2016</text:p>
          </table:table-cell>
          <table:table-cell office:value-type="string">
            <text:p>02</text:p>
          </table:table-cell>
          <table:table-cell table:style-name="ce8" office:value-type="string">
            <text:p>Feb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Girl Geek Dinners Talk</text:p>
          </table:table-cell>
          <table:table-cell office:value-type="string">
            <text:p>A talk about Bristols Grrrl Games, and a showcase of some of my projects.</text:p>
          </table:table-cell>
          <table:table-cell office:value-type="float" office:value="2016">
            <text:p>2016</text:p>
          </table:table-cell>
          <table:table-cell office:value-type="float" office:value="1">
            <text:p>1</text:p>
          </table:table-cell>
          <table:table-cell table:style-name="ce8" office:value-type="string">
            <text:p>Jan</text:p>
          </table:table-cell>
          <table:table-cell table:style-name="Default" office:value-type="string">
            <text:p>Talk</text:p>
          </table:table-cell>
          <table:table-cell table:style-name="Default" office:value-type="string">
            <text:p>201601GirlGeekDinners</text:p>
          </table:table-cell>
          <table:table-cell table:number-columns-repeated="1016"/>
        </table:table-row>
        <table:table-row table:style-name="ro2">
          <table:table-cell office:value-type="string">
            <text:p>I Play-Do</text:p>
          </table:table-cell>
          <table:table-cell table:formula="of:=[.A74]" office:value-type="string" office:string-value="I Play-Do">
            <text:p>I Play-Do</text:p>
          </table:table-cell>
          <table:table-cell office:value-type="string">
            <text:p>A claymation game about wedding planning, made at Global Game Jam 2016.</text:p>
          </table:table-cell>
          <table:table-cell office:value-type="float" office:value="2016">
            <text:p>2016</text:p>
          </table:table-cell>
          <table:table-cell office:value-type="string">
            <text:p>01</text:p>
          </table:table-cell>
          <table:table-cell table:style-name="ce8" office:value-type="string">
            <text:p>Jan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Frontman</text:p>
          </table:table-cell>
          <table:table-cell table:formula="of:=[.A75]" office:value-type="string" office:string-value="Frontman">
            <text:p>Frontman</text:p>
          </table:table-cell>
          <table:table-cell office:value-type="string">
            <text:p>A rock-band themed 2D platformer.</text:p>
          </table:table-cell>
          <table:table-cell office:value-type="float" office:value="2015">
            <text:p>2015</text:p>
          </table:table-cell>
          <table:table-cell office:value-type="float" office:value="12">
            <text:p>12</text:p>
          </table:table-cell>
          <table:table-cell table:style-name="ce8" office:value-type="string">
            <text:p>Dec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 office:value-type="string">
            <text:p>Virtual Natural History Museum</text:p>
          </table:table-cell>
          <table:table-cell office:value-type="string">
            <text:p>An interactive online palaeontology museum, which I created art for.</text:p>
          </table:table-cell>
          <table:table-cell office:value-type="float" office:value="2015">
            <text:p>2015</text:p>
          </table:table-cell>
          <table:table-cell office:value-type="float" office:value="10">
            <text:p>10</text:p>
          </table:table-cell>
          <table:table-cell table:style-name="ce8" office:value-type="string">
            <text:p>Oct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Cecile and Clyde</text:p>
          </table:table-cell>
          <table:table-cell table:formula="of:=[.A77]" office:value-type="string" office:string-value="Cecile and Clyde">
            <text:p>Cecile and Clyde</text:p>
          </table:table-cell>
          <table:table-cell office:value-type="string">
            <text:p>A 2D platformer made during Ludum Dare 33</text:p>
          </table:table-cell>
          <table:table-cell office:value-type="float" office:value="2015">
            <text:p>2015</text:p>
          </table:table-cell>
          <table:table-cell office:value-type="string">
            <text:p>08</text:p>
          </table:table-cell>
          <table:table-cell table:style-name="ce8" office:value-type="string">
            <text:p>Aug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Polearms</text:p>
          </table:table-cell>
          <table:table-cell table:formula="of:=[.A78]" office:value-type="string" office:string-value="Polearms">
            <text:p>Polearms</text:p>
          </table:table-cell>
          <table:table-cell office:value-type="string">
            <text:p>A fighting game with awkward controls, made during Ludum Dare 32.</text:p>
          </table:table-cell>
          <table:table-cell office:value-type="float" office:value="2015">
            <text:p>2015</text:p>
          </table:table-cell>
          <table:table-cell office:value-type="string">
            <text:p>04</text:p>
          </table:table-cell>
          <table:table-cell table:style-name="ce8" office:value-type="string">
            <text:p>Apr</text:p>
          </table:table-cell>
          <table:table-cell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2D Stealth Game</text:p>
          </table:table-cell>
          <table:table-cell table:formula="of:=[.A79]" office:value-type="string" office:string-value="2D Stealth Game">
            <text:p>2D Stealth Game</text:p>
          </table:table-cell>
          <table:table-cell office:value-type="string">
            <text:p>A concept gif I created of an art style for a 2D stealth gam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Macro photo experiments</text:p>
          </table:table-cell>
          <table:table-cell table:formula="of:=[.A80]" office:value-type="string" office:string-value="Macro photo experiments">
            <text:p>Macro photo experiments</text:p>
          </table:table-cell>
          <table:table-cell office:value-type="string">
            <text:p>A series of photos taken with a clip-on macro camera lense on a phone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roops</text:p>
          </table:table-cell>
          <table:table-cell table:formula="of:=[.A81]" office:value-type="string" office:string-value="Troops">
            <text:p>Troops</text:p>
          </table:table-cell>
          <table:table-cell office:value-type="string">
            <text:p>A digital card battling game, which I created art for.</text:p>
          </table:table-cell>
          <table:table-cell office:value-type="float" office:value="2014">
            <text:p>2014</text:p>
          </table:table-cell>
          <table:table-cell office:value-type="string">
            <text:p>07</text:p>
          </table:table-cell>
          <table:table-cell table:style-name="ce8" office:value-type="string">
            <text:p>Jul</text:p>
          </table:table-cell>
          <table:table-cell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hadow Puppets</text:p>
          </table:table-cell>
          <table:table-cell table:formula="of:=[.A82]" office:value-type="string" office:string-value="Shadow Puppets">
            <text:p>Shadow Puppets</text:p>
          </table:table-cell>
          <table:table-cell table:style-name="ce3" office:value-type="string">
            <text:p>A game about people living in a shadow puppet worl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gus</text:p>
          </table:table-cell>
          <table:table-cell table:formula="of:=[.A83]" office:value-type="string" office:string-value="Magus">
            <text:p>Magus</text:p>
          </table:table-cell>
          <table:table-cell table:style-name="ce3" office:value-type="string">
            <text:p>A board game by Nathan Hook, to which I contributed art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orthole</text:p>
          </table:table-cell>
          <table:table-cell table:formula="of:=[.A84]" office:value-type="string" office:string-value="Porthole">
            <text:p>Porthole</text:p>
          </table:table-cell>
          <table:table-cell table:style-name="ce3" office:value-type="string">
            <text:p>A claymation exploration game made during Ludum Dare 29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125 Monkey Games</text:p>
          </table:table-cell>
          <table:table-cell table:formula="of:=[.A85]" office:value-type="string" office:string-value="125 Monkey Games">
            <text:p>125 Monkey Games</text:p>
          </table:table-cell>
          <table:table-cell table:style-name="ce3" office:value-type="string">
            <text:p>A pixel art de-make of Super Monkey Ball, made for Mini Ludum Dare 50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Gam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obots vs Magic</text:p>
          </table:table-cell>
          <table:table-cell table:formula="of:=[.A86]" office:value-type="string" office:string-value="Robots vs Magic">
            <text:p>Robots vs Magic</text:p>
          </table:table-cell>
          <table:table-cell table:style-name="ce3" office:value-type="string">
            <text:p>A 2D game about constructing robots in a warehouse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2</text:p>
          </table:table-cell>
          <table:table-cell table:style-name="ce9" office:value-type="string">
            <text:p>Feb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llage of Home</text:p>
          </table:table-cell>
          <table:table-cell table:formula="of:=[.A87]" office:value-type="string" office:string-value="Collage of Home">
            <text:p>Collage of Home</text:p>
          </table:table-cell>
          <table:table-cell table:style-name="ce3" office:value-type="string">
            <text:p>A collage from a collection of photos of my family home before we moved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ookie Motion</text:p>
          </table:table-cell>
          <table:table-cell table:formula="of:=[.A88]" office:value-type="string" office:string-value="Cookie Motion">
            <text:p>Cookie Motion</text:p>
          </table:table-cell>
          <table:table-cell table:style-name="ce3" office:value-type="string">
            <text:p>A cookie-based animation about dinosaurs.</text:p>
          </table:table-cell>
          <table:table-cell table:style-name="ce3" office:value-type="float" office:value="2014">
            <text:p>2014</text:p>
          </table:table-cell>
          <table:table-cell table:style-name="ce6" office:value-type="string">
            <text:p>01</text:p>
          </table:table-cell>
          <table:table-cell table:style-name="ce9" office:value-type="string">
            <text:p>Jan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nakes on Six Planes</text:p>
          </table:table-cell>
          <table:table-cell table:formula="of:=[.A89]" office:value-type="string" office:string-value="Snakes on Six Planes">
            <text:p>Snakes on Six Planes</text:p>
          </table:table-cell>
          <table:table-cell table:style-name="ce3" office:value-type="string">
            <text:p>A 3D Snake game, with clay, paper and fabric ar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plat</text:p>
          </table:table-cell>
          <table:table-cell table:formula="of:=[.A90]" office:value-type="string" office:string-value="Splat">
            <text:p>Splat</text:p>
          </table:table-cell>
          <table:table-cell table:style-name="ce3" office:value-type="string">
            <text:p>A short claymation video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ci-Attire</text:p>
          </table:table-cell>
          <table:table-cell table:formula="of:=[.A91]" office:value-type="string" office:string-value="Sci-Attire">
            <text:p>Sci-Attire</text:p>
          </table:table-cell>
          <table:table-cell table:style-name="ce3" office:value-type="string">
            <text:p>A small enterprise I co-ran, making clothes, toys and accessories inspired by palaeontology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Tale of the Ouroboros</text:p>
          </table:table-cell>
          <table:table-cell table:formula="of:=[.A92]" office:value-type="string" office:string-value="Tale of the Ouroboros">
            <text:p>Tale of the Ouroboros</text:p>
          </table:table-cell>
          <table:table-cell table:style-name="ce3" office:value-type="string">
            <text:p>A procedural RPG concept.</text:p>
          </table:table-cell>
          <table:table-cell table:style-name="ce3" office:value-type="float" office:value="2013">
            <text:p>2013</text:p>
          </table:table-cell>
          <table:table-cell table:style-name="ce6" office:value-type="float" office:value="10">
            <text:p>10</text:p>
          </table:table-cell>
          <table:table-cell table:style-name="ce9" office:value-type="string">
            <text:p>Oct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ehistoric colours in fossil insects and feathers</text:p>
          </table:table-cell>
          <table:table-cell table:style-name="ce3" office:value-type="string">
            <text:p>Prehistoric colours</text:p>
          </table:table-cell>
          <table:table-cell table:style-name="ce3" office:value-type="string">
            <text:p>Concepts for an educational palaeontology game, later developed by Auroch Digital.</text:p>
          </table:table-cell>
          <table:table-cell table:style-name="ce3" office:value-type="float" office:value="2013">
            <text:p>2013</text:p>
          </table:table-cell>
          <table:table-cell table:style-name="ce6" office:value-type="string">
            <text:p>03</text:p>
          </table:table-cell>
          <table:table-cell table:style-name="ce9" office:value-type="string">
            <text:p>Mar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Extraction Point</text:p>
          </table:table-cell>
          <table:table-cell table:formula="of:=[.A94]" office:value-type="string" office:string-value="Extraction Point">
            <text:p>Extraction Point</text:p>
          </table:table-cell>
          <table:table-cell table:style-name="ce3" office:value-type="string">
            <text:p>A 2D platformer that I design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float" office:value="11">
            <text:p>11</text:p>
          </table:table-cell>
          <table:table-cell table:style-name="ce9" office:value-type="string">
            <text:p>Nov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Project Coma</text:p>
          </table:table-cell>
          <table:table-cell table:formula="of:=[.A95]" office:value-type="string" office:string-value="Project Coma">
            <text:p>Project Coma</text:p>
          </table:table-cell>
          <table:table-cell table:style-name="ce3" office:value-type="string">
            <text:p>A skybox for a 3D platformer set in a surreal setting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8</text:p>
          </table:table-cell>
          <table:table-cell table:style-name="ce9" office:value-type="string">
            <text:p>Aug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4">
          <table:table-cell table:style-name="ce3" office:value-type="string">
            <text:p>The 9<text:span text:style-name="T1">th</text:span> Realm</text:p>
          </table:table-cell>
          <table:table-cell table:formula="of:=[.A96]" office:value-type="string" office:string-value="The 9th Realm">
            <text:p>The 9th Realm</text:p>
          </table:table-cell>
          <table:table-cell table:style-name="ce3" office:value-type="string">
            <text:p>A resource management game by Paranoid Android Software, that I created art for.</text:p>
          </table:table-cell>
          <table:table-cell table:style-name="ce3" office:value-type="float" office:value="2012">
            <text:p>2012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hronoclasm</text:p>
          </table:table-cell>
          <table:table-cell table:formula="of:=[.A97]" office:value-type="string" office:string-value="Chronoclasm">
            <text:p>Chronoclasm</text:p>
          </table:table-cell>
          <table:table-cell table:style-name="ce3" office:value-type="string">
            <text:p>An idea about a Majoras Mask inspired game.</text:p>
          </table:table-cell>
          <table:table-cell table:style-name="ce3" office:value-type="float" office:value="2011">
            <text:p>2011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Blender experiments</text:p>
          </table:table-cell>
          <table:table-cell table:formula="of:=[.A98]" office:value-type="string" office:string-value="Blender experiments">
            <text:p>Blender experiments</text:p>
          </table:table-cell>
          <table:table-cell table:style-name="ce3" office:value-type="string">
            <text:p>My first creations using Blender.</text:p>
          </table:table-cell>
          <table:table-cell table:style-name="ce3" office:value-type="float" office:value="2009">
            <text:p>2009</text:p>
          </table:table-cell>
          <table:table-cell table:style-name="ce6" office:value-type="float" office:value="12">
            <text:p>12</text:p>
          </table:table-cell>
          <table:table-cell table:style-name="ce9" office:value-type="string">
            <text:p>Dec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onster Fighter Champions</text:p>
          </table:table-cell>
          <table:table-cell table:formula="of:=[.A99]" office:value-type="string" office:string-value="Monster Fighter Champions">
            <text:p>Monster Fighter Champions</text:p>
          </table:table-cell>
          <table:table-cell table:style-name="ce3" office:value-type="string">
            <text:p>A Pokemon-inspired RPG, with claymation art, a follow-on from my earlier story RPMe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6</text:p>
          </table:table-cell>
          <table:table-cell table:style-name="ce9" office:value-type="string">
            <text:p>Jun</text:p>
          </table:table-cell>
          <table:table-cell table:style-name="ce3" office:value-type="string">
            <text:p>Prototyp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RPMe</text:p>
          </table:table-cell>
          <table:table-cell table:formula="of:=[.A100]" office:value-type="string" office:string-value="RPMe">
            <text:p>RPMe</text:p>
          </table:table-cell>
          <table:table-cell table:style-name="ce3" office:value-type="string">
            <text:p>A manga-style story about teenagers who get pulled into a JRPG world.</text:p>
          </table:table-cell>
          <table:table-cell table:style-name="ce3" office:value-type="float" office:value="2008">
            <text:p>2008</text:p>
          </table:table-cell>
          <table:table-cell table:style-name="ce6" office:value-type="string">
            <text:p>04</text:p>
          </table:table-cell>
          <table:table-cell table:style-name="ce9" office:value-type="string">
            <text:p>Apr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nga drawing experiments</text:p>
          </table:table-cell>
          <table:table-cell table:formula="of:=[.A101]" office:value-type="string" office:string-value="Manga drawing experiments">
            <text:p>Manga drawing experiments</text:p>
          </table:table-cell>
          <table:table-cell table:style-name="ce3" office:value-type="string">
            <text:p>My first sketches, fan art and character designs.</text:p>
          </table:table-cell>
          <table:table-cell table:style-name="ce3" office:value-type="float" office:value="2007">
            <text:p>2007</text:p>
          </table:table-cell>
          <table:table-cell table:style-name="ce6" office:value-type="string">
            <text:p>07</text:p>
          </table:table-cell>
          <table:table-cell table:style-name="ce9" office:value-type="string">
            <text:p>Jul</text:p>
          </table:table-cell>
          <table:table-cell table:style-name="ce3" office:value-type="string">
            <text:p>Visual/Writt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  <table:database-ranges>
        <table:database-range table:target-range-address="Sheet1.A1:Sheet1.H101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2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ire Morley</meta:initial-creator>
    <meta:creation-date>2020-04-09T11:22:55.94</meta:creation-date>
    <dc:date>2020-04-17T12:06:52.35</dc:date>
    <dc:creator>Claire Morley</dc:creator>
    <meta:editing-duration>PT12H8M40S</meta:editing-duration>
    <meta:editing-cycles>38</meta:editing-cycles>
    <meta:generator>OpenOffice/4.1.7$Win32 OpenOffice.org_project/417m1$Build-9800</meta:generator>
    <meta:document-statistic meta:table-count="3" meta:cell-count="722" meta:object-count="0"/>
  </office:meta>
</office:document-meta>
</file>